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/>
    </style:style>
    <style:style style:name="P2" style:family="paragraph" style:parent-style-name="Standard">
      <style:paragraph-properties fo:margin-left="0in" fo:margin-right="-0.0752in" fo:text-align="justify" style:justify-single-word="false" fo:text-indent="0in" style:auto-text-indent="false"/>
    </style:style>
    <style:style style:name="P3" style:family="paragraph" style:parent-style-name="Standard" style:master-page-name="Standard">
      <style:paragraph-properties fo:margin-left="0in" fo:margin-right="-0.0752in" fo:text-align="justify" style:justify-single-word="false" fo:text-indent="0in" style:auto-text-indent="false" style:page-number="auto"/>
    </style:style>
    <style:style style:name="P4" style:family="paragraph" style:parent-style-name="Standard">
      <style:paragraph-properties fo:margin-left="0in" fo:margin-right="0.0547in" fo:margin-top="0.028in" fo:margin-bottom="0in" loext:contextual-spacing="false" fo:text-align="center" style:justify-single-word="false" fo:text-indent="0in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in" fo:margin-right="0.0992in" fo:line-height="85%" fo:text-align="center" style:justify-single-word="false" fo:text-indent="0in" style:auto-text-indent="false"/>
      <style:text-properties fo:font-size="10pt" fo:language="be" fo:country="BY" style:font-size-asian="10pt" style:font-size-complex="10pt"/>
    </style:style>
    <style:style style:name="P6" style:family="paragraph" style:parent-style-name="Standard">
      <style:paragraph-properties fo:margin-left="0in" fo:margin-right="0.0992in" fo:text-align="center" style:justify-single-word="false" fo:text-indent="0in" style:auto-text-indent="false"/>
    </style:style>
    <style:style style:name="P7" style:family="paragraph" style:parent-style-name="Standard">
      <style:paragraph-properties fo:margin-left="0in" fo:margin-right="0.0992in" fo:text-align="justify" style:justify-single-word="false" fo:text-indent="0in" style:auto-text-indent="false"/>
      <style:text-properties fo:font-size="14pt" fo:language="be" fo:country="BY" style:font-size-asian="14pt" style:font-size-complex="14pt"/>
    </style:style>
    <style:style style:name="P8" style:family="paragraph" style:parent-style-name="Standard">
      <style:paragraph-properties fo:margin-left="0in" fo:margin-right="0.0992in" fo:text-align="center" style:justify-single-word="false" fo:text-indent="0in" style:auto-text-indent="false"/>
      <style:text-properties fo:font-size="14pt" fo:language="be" fo:country="BY" style:font-size-asian="14pt" style:font-size-complex="14pt"/>
    </style:style>
    <style:style style:name="P9" style:family="paragraph" style:parent-style-name="Standard">
      <style:paragraph-properties fo:margin-left="0in" fo:margin-right="0.0992in" fo:margin-top="0in" fo:margin-bottom="0.0835in" loext:contextual-spacing="false" fo:line-height="140%" fo:text-indent="0in" style:auto-text-indent="false"/>
    </style:style>
    <style:style style:name="P10" style:family="paragraph" style:parent-style-name="Standard">
      <style:paragraph-properties fo:margin-left="3.75in" fo:margin-right="0.0992in" fo:text-align="justify" style:justify-single-word="false" fo:text-indent="0in" style:auto-text-indent="false"/>
      <style:text-properties fo:font-size="14pt" fo:language="be" fo:country="BY" style:font-size-asian="14pt" style:font-size-complex="14pt"/>
    </style:style>
    <style:style style:name="P11" style:family="paragraph" style:parent-style-name="Standard">
      <style:paragraph-properties fo:margin-left="3.75in" fo:margin-right="0.0992in" fo:text-align="justify" style:justify-single-word="false" fo:text-indent="0in" style:auto-text-indent="false"/>
      <style:text-properties fo:font-size="10pt" fo:language="be" fo:country="BY" style:font-size-asian="10pt" style:font-size-complex="10pt"/>
    </style:style>
    <style:style style:name="P12" style:family="paragraph" style:parent-style-name="Standard">
      <style:paragraph-properties fo:margin-left="3.75in" fo:margin-right="0.0992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14pt" fo:language="be" fo:country="BY" style:font-size-asian="14pt" style:font-size-complex="14pt"/>
    </style:style>
    <style:style style:name="P13" style:family="paragraph" style:parent-style-name="Standard">
      <style:paragraph-properties fo:margin-left="3.75in" fo:margin-right="0.0992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14pt" style:font-size-asian="14pt" style:font-size-complex="14pt"/>
    </style:style>
    <style:style style:name="P14" style:family="paragraph" style:parent-style-name="Standard">
      <style:paragraph-properties fo:margin-left="3.75in" fo:margin-right="0.0992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</style:style>
    <style:style style:name="P15" style:family="paragraph" style:parent-style-name="Standard">
      <style:paragraph-properties fo:margin-left="0in" fo:margin-right="0.0201in" fo:line-height="140%" fo:text-indent="0in" style:auto-text-indent="false"/>
    </style:style>
    <style:style style:name="P16" style:family="paragraph" style:parent-style-name="Standard">
      <style:paragraph-properties fo:margin-left="0in" fo:margin-right="0.0201in" fo:line-height="140%" fo:text-align="justify" style:justify-single-word="false" fo:text-indent="0in" style:auto-text-indent="false"/>
    </style:style>
    <style:style style:name="P17" style:family="paragraph" style:parent-style-name="Standard">
      <style:paragraph-properties fo:margin-left="0in" fo:margin-right="0.0201in" fo:line-height="140%" fo:text-align="justify" style:justify-single-word="false" fo:text-indent="0in" style:auto-text-indent="false"/>
      <style:text-properties officeooo:paragraph-rsid="000891b7"/>
    </style:style>
    <style:style style:name="P18" style:family="paragraph" style:parent-style-name="Standard">
      <style:paragraph-properties fo:margin-left="0in" fo:margin-right="0.0201in" fo:text-indent="0in" style:auto-text-indent="false" style:text-autospace="none"/>
    </style:style>
    <style:style style:name="P19" style:family="paragraph" style:parent-style-name="Standard">
      <style:paragraph-properties fo:margin-left="0in" fo:margin-right="0.0201in" fo:line-height="140%" fo:text-align="justify" style:justify-single-word="false" fo:text-indent="0in" style:auto-text-indent="false">
        <style:tab-stops>
          <style:tab-stop style:position="6.2543in"/>
        </style:tab-stops>
      </style:paragraph-properties>
      <style:text-properties fo:color="#000000" style:font-name="Calibri" fo:font-size="14pt" fo:letter-spacing="-0.0043in" style:text-underline-style="solid" style:text-underline-width="auto" style:text-underline-color="#000000" fo:background-color="#ffff66" style:font-size-asian="14pt" style:font-name-complex="Calibri" style:font-size-complex="14pt"/>
    </style:style>
    <style:style style:name="P20" style:family="paragraph" style:parent-style-name="Standard">
      <style:paragraph-properties fo:margin-left="0in" fo:margin-right="0.0201in" fo:line-height="140%" fo:text-align="justify" style:justify-single-word="false" fo:text-indent="0in" style:auto-text-indent="false">
        <style:tab-stops>
          <style:tab-stop style:position="6.2543in"/>
        </style:tab-stops>
      </style:paragraph-properties>
      <style:text-properties fo:color="#000000" fo:font-size="14pt" fo:letter-spacing="-0.0043in" fo:language="be" fo:country="BY" style:text-underline-style="solid" style:text-underline-width="auto" style:text-underline-color="#000000" style:font-size-asian="14pt" style:font-size-complex="14pt"/>
    </style:style>
    <style:style style:name="P21" style:family="paragraph" style:parent-style-name="Standard">
      <style:paragraph-properties fo:margin-left="0in" fo:margin-right="0.0201in" fo:line-height="131%" fo:text-align="justify" style:justify-single-word="false" fo:text-indent="0in" style:auto-text-indent="false"/>
    </style:style>
    <style:style style:name="P22" style:family="paragraph" style:parent-style-name="Standard">
      <style:paragraph-properties fo:margin-left="0in" fo:margin-right="0.0201in" fo:line-height="131%" fo:text-align="justify" style:justify-single-word="false" fo:text-indent="0in" style:auto-text-indent="false"/>
      <style:text-properties fo:font-size="14pt" style:font-size-asian="14pt" style:font-size-complex="14pt"/>
    </style:style>
    <style:style style:name="P23" style:family="paragraph" style:parent-style-name="Standard">
      <style:paragraph-properties fo:margin-left="0in" fo:margin-right="0.0201in" fo:text-align="justify" style:justify-single-word="false" fo:text-indent="0in" style:auto-text-indent="false"/>
      <style:text-properties fo:font-size="14pt" style:font-size-asian="14pt"/>
    </style:style>
    <style:style style:name="P24" style:family="paragraph" style:parent-style-name="Standard">
      <style:paragraph-properties fo:margin-left="0in" fo:margin-right="0.0201in" fo:line-height="131%" fo:text-align="justify" style:justify-single-word="false" fo:text-indent="0in" style:auto-text-indent="false"/>
      <style:text-properties fo:font-size="14pt" fo:letter-spacing="-0.0043in" style:font-size-asian="14pt" style:font-size-complex="14pt"/>
    </style:style>
    <style:style style:name="P25" style:family="paragraph" style:parent-style-name="Standard">
      <style:paragraph-properties fo:margin-left="0in" fo:margin-right="0.0201in" fo:line-height="75%" fo:text-align="justify" style:justify-single-word="false" fo:text-indent="0in" style:auto-text-indent="false"/>
    </style:style>
    <style:style style:name="P26" style:family="paragraph" style:parent-style-name="Standard">
      <style:paragraph-properties fo:margin-left="0in" fo:margin-right="0.0201in" fo:line-height="131%" fo:text-align="justify" style:justify-single-word="false" fo:text-indent="0in" style:auto-text-indent="false"/>
      <style:text-properties fo:font-size="7pt" style:font-size-asian="7pt"/>
    </style:style>
    <style:style style:name="P27" style:family="paragraph" style:parent-style-name="Standard">
      <style:paragraph-properties fo:margin-top="0.0835in" fo:margin-bottom="0in" loext:contextual-spacing="false" fo:text-align="justify" style:justify-single-word="false" style:text-autospace="none"/>
    </style:style>
    <style:style style:name="P28" style:family="paragraph" style:parent-style-name="Standard">
      <style:paragraph-properties fo:margin-top="0.0835in" fo:margin-bottom="0in" loext:contextual-spacing="false" fo:text-align="justify" style:justify-single-word="false" style:text-autospace="none"/>
      <style:text-properties fo:font-size="14pt" fo:letter-spacing="-0.0043in" style:font-size-asian="14pt" style:font-size-complex="14pt"/>
    </style:style>
    <style:style style:name="P29" style:family="paragraph" style:parent-style-name="Standard">
      <style:paragraph-properties fo:margin-left="0in" fo:margin-right="0.0193in" fo:line-height="131%" fo:text-align="justify" style:justify-single-word="false" fo:text-indent="0in" style:auto-text-indent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30" style:family="paragraph" style:parent-style-name="Standard">
      <style:paragraph-properties fo:margin-left="0in" fo:margin-right="0.0193in" fo:line-height="131%" fo:text-align="justify" style:justify-single-word="false" fo:text-indent="0in" style:auto-text-indent="false"/>
    </style:style>
    <style:style style:name="P31" style:family="paragraph" style:parent-style-name="Standard">
      <style:paragraph-properties fo:margin-left="0in" fo:margin-right="0.0193in" fo:text-align="center" style:justify-single-word="false" fo:text-indent="0in" style:auto-text-indent="false"/>
      <style:text-properties fo:font-size="10pt" fo:letter-spacing="-0.0043in" fo:language="be" fo:country="BY" style:font-size-asian="10pt" style:font-size-complex="9pt"/>
    </style:style>
    <style:style style:name="P32" style:family="paragraph" style:parent-style-name="Standard">
      <style:paragraph-properties fo:margin-left="0in" fo:margin-right="0.0193in" fo:margin-top="0.0835in" fo:margin-bottom="0in" loext:contextual-spacing="false" fo:line-height="120%" fo:text-align="justify" style:justify-single-word="false" fo:text-indent="0in" style:auto-text-indent="false"/>
    </style:style>
    <style:style style:name="P33" style:family="paragraph" style:parent-style-name="Standard">
      <style:paragraph-properties fo:margin-left="0in" fo:margin-right="0.0193in" fo:margin-top="0.0835in" fo:margin-bottom="0in" loext:contextual-spacing="false" fo:line-height="120%" fo:text-align="justify" style:justify-single-word="false" fo:text-indent="0in" style:auto-text-indent="false"/>
      <style:text-properties fo:font-size="14pt" fo:letter-spacing="-0.0043in" fo:language="be" fo:country="BY" style:font-size-asian="14pt" style:font-size-complex="14pt"/>
    </style:style>
    <style:style style:name="P34" style:family="paragraph" style:parent-style-name="Standard">
      <style:paragraph-properties fo:margin-left="1.9665in" fo:margin-right="0.0201in" fo:line-height="131%" fo:text-align="justify" style:justify-single-word="false" fo:text-indent="0.4917in" style:auto-text-indent="false"/>
      <style:text-properties officeooo:paragraph-rsid="000a3c4b"/>
    </style:style>
    <style:style style:name="P35" style:family="paragraph" style:parent-style-name="Standard">
      <style:paragraph-properties fo:margin-left="1.9665in" fo:margin-right="0.0201in" fo:line-height="131%" fo:text-align="justify" style:justify-single-word="false" fo:text-indent="0.4917in" style:auto-text-indent="false"/>
      <style:text-properties fo:font-size="14pt" fo:letter-spacing="-0.0043in" fo:language="be" fo:country="BY" style:font-size-asian="14pt" style:font-size-complex="14pt"/>
    </style:style>
    <style:style style:name="P36" style:family="paragraph" style:parent-style-name="Standard">
      <style:paragraph-properties fo:margin-left="3.6425in" fo:margin-right="0in" fo:text-indent="0in" style:auto-text-indent="false"/>
      <style:text-properties fo:font-size="14pt" style:font-size-asian="14pt"/>
    </style:style>
    <style:style style:name="T1" style:family="text">
      <style:text-properties fo:language="en" fo:country="US"/>
    </style:style>
    <style:style style:name="T2" style:family="text">
      <style:text-properties fo:font-size="14pt" style:font-size-asian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be" fo:country="BY" style:font-size-asian="14pt" style:font-size-complex="14pt"/>
    </style:style>
    <style:style style:name="T6" style:family="text">
      <style:text-properties fo:font-size="14pt" fo:language="be" fo:country="BY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size="14pt" fo:language="be" fo:country="BY" style:text-underline-style="solid" style:text-underline-width="auto" style:text-underline-color="font-color" fo:background-color="transparent" loext:char-shading-value="0" style:font-size-asian="14pt" style:font-size-complex="14pt"/>
    </style:style>
    <style:style style:name="T8" style:family="text">
      <style:text-properties fo:font-size="14pt" fo:language="be" fo:country="BY" style:text-underline-style="solid" style:text-underline-width="auto" style:text-underline-color="font-color" officeooo:rsid="000891b7" fo:background-color="transparent" loext:char-shading-value="0" style:font-size-asian="14pt" style:font-size-complex="14pt"/>
    </style:style>
    <style:style style:name="T9" style:family="text">
      <style:text-properties fo:font-size="14pt" fo:language="be" fo:country="BY" style:text-underline-style="solid" style:text-underline-width="auto" style:text-underline-color="#000000" style:font-size-asian="14pt" style:font-size-complex="14pt"/>
    </style:style>
    <style:style style:name="T10" style:family="text">
      <style:text-properties fo:font-size="14pt" fo:language="be" fo:country="BY" style:text-underline-style="solid" style:text-underline-width="auto" style:text-underline-color="#000000" officeooo:rsid="000891b7" style:font-size-asian="14pt" style:font-size-complex="14pt"/>
    </style:style>
    <style:style style:name="T1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2" style:family="text">
      <style:text-properties fo:font-size="14pt" style:text-underline-style="solid" style:text-underline-width="auto" style:text-underline-color="font-color" officeooo:rsid="000891b7" style:font-size-asian="14pt" style:font-size-complex="14pt"/>
    </style:style>
    <style:style style:name="T13" style:family="text">
      <style:text-properties fo:font-size="14pt" style:text-underline-style="solid" style:text-underline-width="auto" style:text-underline-color="font-color" officeooo:rsid="000a090c" style:font-size-asian="14pt" style:font-size-complex="14pt"/>
    </style:style>
    <style:style style:name="T14" style:family="text">
      <style:text-properties fo:font-size="14pt" style:text-underline-style="solid" style:text-underline-width="auto" style:text-underline-color="font-color" officeooo:rsid="000a3c4b" style:font-size-asian="14pt" style:font-size-complex="14pt"/>
    </style:style>
    <style:style style:name="T15" style:family="text">
      <style:text-properties fo:font-size="14pt" style:text-underline-style="solid" style:text-underline-width="auto" style:text-underline-color="font-color" fo:background-color="#ffff00" loext:char-shading-value="0" style:font-size-asian="14pt" style:font-size-complex="14pt"/>
    </style:style>
    <style:style style:name="T16" style:family="text">
      <style:text-properties fo:font-size="14pt" style:text-underline-style="solid" style:text-underline-width="auto" style:text-underline-color="font-color" fo:background-color="transparent" loext:char-shading-value="0" style:font-size-asian="14pt" style:font-size-complex="14pt"/>
    </style:style>
    <style:style style:name="T17" style:family="text">
      <style:text-properties fo:font-size="14pt" fo:letter-spacing="-0.0043in" style:font-size-asian="14pt" style:font-size-complex="14pt"/>
    </style:style>
    <style:style style:name="T18" style:family="text">
      <style:text-properties fo:font-size="14pt" fo:letter-spacing="-0.0043in" fo:language="be" fo:country="BY" style:font-size-asian="14pt" style:font-size-complex="14pt"/>
    </style:style>
    <style:style style:name="T19" style:family="text">
      <style:text-properties fo:font-size="14pt" fo:letter-spacing="-0.0043in" fo:language="be" fo:country="BY" style:text-underline-style="solid" style:text-underline-width="auto" style:text-underline-color="font-color" officeooo:rsid="000a090c" style:font-size-asian="14pt" style:font-size-complex="14pt"/>
    </style:style>
    <style:style style:name="T20" style:family="text">
      <style:text-properties fo:font-size="10pt" fo:language="be" fo:country="BY" style:font-size-asian="10pt" style:font-size-complex="10pt"/>
    </style:style>
    <style:style style:name="T21" style:family="text">
      <style:text-properties fo:font-size="10pt" fo:letter-spacing="-0.0043in" fo:language="be" fo:country="BY" style:font-size-asian="10pt" style:font-size-complex="9pt"/>
    </style:style>
    <style:style style:name="T22" style:family="text">
      <style:text-properties fo:color="#ffffff" fo:font-size="14pt" fo:language="be" fo:country="BY" style:text-underline-style="solid" style:text-underline-width="auto" style:text-underline-color="#000000" style:font-size-asian="14pt" style:font-size-complex="14pt"/>
    </style:style>
    <style:style style:name="T23" style:family="text">
      <style:text-properties fo:color="#ffffff" fo:font-size="14pt" style:text-underline-style="solid" style:text-underline-width="auto" style:text-underline-color="#000000" style:font-size-asian="14pt" style:font-size-complex="14pt"/>
    </style:style>
    <style:style style:name="T24" style:family="text">
      <style:text-properties fo:color="#ffffff" fo:font-size="14pt" fo:font-style="italic" style:font-size-asian="14pt" style:font-style-asian="italic" style:font-size-complex="14pt"/>
    </style:style>
    <style:style style:name="T25" style:family="text">
      <style:text-properties fo:color="#ffffff" fo:font-size="14pt" style:text-underline-style="solid" style:text-underline-width="auto" style:text-underline-color="font-color" style:font-size-asian="14pt" style:font-size-complex="14pt"/>
    </style:style>
    <style:style style:name="T26" style:family="text">
      <style:text-properties fo:color="#000000" fo:font-size="14pt" style:font-size-asian="14pt" style:font-size-complex="14pt"/>
    </style:style>
    <style:style style:name="T27" style:family="text">
      <style:text-properties fo:color="#000000" fo:font-size="14pt" fo:language="be" fo:country="BY" style:text-underline-style="solid" style:text-underline-width="auto" style:text-underline-color="font-color" style:font-size-asian="14pt" style:font-size-complex="14pt"/>
    </style:style>
    <style:style style:name="T28" style:family="text">
      <style:text-properties fo:color="#000000" fo:font-size="14pt" fo:language="be" fo:country="BY" style:text-underline-style="solid" style:text-underline-width="auto" style:text-underline-color="font-color" officeooo:rsid="000891b7" style:font-size-asian="14pt" style:font-size-complex="14pt"/>
    </style:style>
    <style:style style:name="T29" style:family="text">
      <style:text-properties fo:color="#000000" fo:font-size="14pt" fo:language="be" fo:country="BY" style:text-underline-style="solid" style:text-underline-width="auto" style:text-underline-color="#000000" style:font-size-asian="14pt" style:font-size-complex="14pt"/>
    </style:style>
    <style:style style:name="T30" style:family="text">
      <style:text-properties fo:color="#000000" fo:font-size="14pt" fo:language="be" fo:country="BY" style:text-underline-style="solid" style:text-underline-width="auto" style:text-underline-color="#000000" officeooo:rsid="000891b7" style:font-size-asian="14pt" style:font-size-complex="14pt"/>
    </style:style>
    <style:style style:name="T31" style:family="text">
      <style:text-properties fo:color="#000000" fo:font-size="14pt" fo:language="en" fo:country="US" style:text-underline-style="solid" style:text-underline-width="auto" style:text-underline-color="font-color" style:font-size-asian="14pt" style:font-size-complex="14pt"/>
    </style:style>
    <style:style style:name="T32" style:family="text">
      <style:text-properties fo:color="#000000" fo:font-size="14pt" fo:language="en" fo:country="US" style:text-underline-style="solid" style:text-underline-width="auto" style:text-underline-color="font-color" officeooo:rsid="000891b7" style:font-size-asian="14pt" style:font-size-complex="14pt"/>
    </style:style>
    <style:style style:name="T33" style:family="text">
      <style:text-properties fo:color="#000000" fo:font-size="14pt" style:text-underline-style="solid" style:text-underline-width="auto" style:text-underline-color="font-color" style:font-size-asian="14pt" style:font-size-complex="14pt"/>
    </style:style>
    <style:style style:name="T34" style:family="text">
      <style:text-properties fo:color="#000000" fo:font-size="14pt" fo:letter-spacing="-0.0043in" fo:language="be" fo:country="BY" style:font-size-asian="14pt" style:font-size-complex="14pt"/>
    </style:style>
    <style:style style:name="T35" style:family="text">
      <style:text-properties fo:color="#000000" fo:font-size="14pt" fo:letter-spacing="-0.0043in" fo:language="be" fo:country="BY" style:text-underline-style="solid" style:text-underline-width="auto" style:text-underline-color="#000000" style:font-size-asian="14pt" style:font-size-complex="14pt"/>
    </style:style>
    <style:style style:name="T36" style:family="text">
      <style:text-properties fo:color="#000000" fo:font-size="14pt" fo:letter-spacing="-0.0043in" fo:language="be" fo:country="BY" style:text-underline-style="solid" style:text-underline-width="auto" style:text-underline-color="#000000" officeooo:rsid="000891b7" style:font-size-asian="14pt" style:font-size-complex="14pt"/>
    </style:style>
    <style:style style:name="T37" style:family="text">
      <style:text-properties fo:color="#000000" fo:font-size="14pt" fo:letter-spacing="-0.0043in" fo:language="be" fo:country="BY" style:text-underline-style="solid" style:text-underline-width="auto" style:text-underline-color="font-color" style:font-size-asian="14pt" style:font-size-complex="14pt"/>
    </style:style>
    <style:style style:name="T38" style:family="text">
      <style:text-properties fo:color="#000000" fo:font-size="14pt" fo:letter-spacing="-0.0043in" fo:language="be" fo:country="BY" style:text-underline-style="solid" style:text-underline-width="auto" style:text-underline-color="font-color" officeooo:rsid="000891b7" style:font-size-asian="14pt" style:font-size-complex="14pt"/>
    </style:style>
    <style:style style:name="T39" style:family="text">
      <style:text-properties fo:color="#000000" fo:font-size="14pt" fo:letter-spacing="-0.0043in" fo:language="be" fo:country="BY" style:text-underline-style="none" officeooo:rsid="000891b7" style:font-size-asian="14pt" style:font-size-complex="14pt"/>
    </style:style>
    <style:style style:name="T40" style:family="text">
      <style:text-properties fo:color="#000000" fo:font-size="14pt" style:text-underline-style="solid" style:text-underline-width="auto" style:text-underline-color="#000000" style:font-size-asian="14pt" style:font-size-complex="14pt"/>
    </style:style>
    <style:style style:name="T41" style:family="text">
      <style:text-properties fo:color="#000000" fo:font-size="14pt" style:text-underline-style="solid" style:text-underline-width="auto" style:text-underline-color="#000000" officeooo:rsid="000a090c" style:font-size-asian="14pt" style:font-size-complex="14pt"/>
    </style:style>
    <style:style style:name="T42" style:family="text">
      <style:text-properties fo:color="#000000" fo:font-size="14pt" style:text-underline-style="solid" style:text-underline-width="auto" style:text-underline-color="#000000" fo:background-color="#ffff00" loext:char-shading-value="0" style:font-size-asian="14pt" style:font-size-complex="14pt"/>
    </style:style>
    <style:style style:name="T43" style:family="text">
      <style:text-properties fo:color="#000000" fo:font-size="14pt" style:text-underline-style="solid" style:text-underline-width="auto" style:text-underline-color="#000000" fo:background-color="#ffff66" loext:char-shading-value="0" style:font-size-asian="14pt" style:font-size-complex="14pt"/>
    </style:style>
    <style:style style:name="T44" style:family="text">
      <style:text-properties fo:color="#000000" style:font-name="Calibri" fo:font-size="14pt" fo:letter-spacing="-0.0043in" style:text-underline-style="solid" style:text-underline-width="auto" style:text-underline-color="#000000" style:font-size-asian="14pt" style:font-name-complex="Calibri" style:font-size-complex="14pt"/>
    </style:style>
    <style:style style:name="T45" style:family="text">
      <style:text-properties fo:color="#000000" fo:font-size="11pt" fo:letter-spacing="-0.0043in" fo:language="be" fo:country="BY" style:text-underline-style="solid" style:text-underline-width="auto" style:text-underline-color="#000000" style:font-size-asian="11pt" style:font-size-complex="11pt"/>
    </style:style>
    <style:style style:name="T46" style:family="text">
      <style:text-properties fo:color="#000000" fo:font-size="11pt" style:text-underline-style="solid" style:text-underline-width="auto" style:text-underline-color="#000000" style:font-size-asian="11pt" style:font-size-complex="11pt"/>
    </style:style>
    <style:style style:name="T47" style:family="text">
      <style:text-properties fo:color="#000000" fo:font-size="11pt" fo:language="be" fo:country="BY" style:text-underline-style="solid" style:text-underline-width="auto" style:text-underline-color="#000000" style:font-size-asian="11pt" style:font-size-complex="11pt"/>
    </style:style>
    <style:style style:name="T48" style:family="text">
      <style:text-properties fo:color="#000000" fo:language="be" fo:country="BY" style:text-underline-style="solid" style:text-underline-width="auto" style:text-underline-color="#000000"/>
    </style:style>
    <style:style style:name="T49" style:family="text">
      <style:text-properties fo:color="#000000" style:text-underline-style="solid" style:text-underline-width="auto" style:text-underline-color="#000000"/>
    </style:style>
    <style:style style:name="T50" style:family="text">
      <style:text-properties fo:color="#000000" style:text-outline="false" style:font-name="TimesNewRomanPSMT" fo:font-size="14pt" fo:letter-spacing="normal" fo:language="be" fo:country="BY" style:text-underline-style="solid" style:text-underline-width="auto" style:text-underline-color="font-color" style:letter-kerning="false" style:font-size-asian="14pt" style:font-size-complex="14pt"/>
    </style:style>
    <style:style style:name="T51" style:family="text">
      <style:text-properties fo:letter-spacing="-0.0043in" fo:language="be" fo:country="BY" style:font-size-complex="11pt"/>
    </style:style>
    <style:style style:name="T52" style:family="text">
      <style:text-properties fo:color="#808080" fo:font-size="14pt" style:font-size-asian="14pt" style:font-size-complex="14pt"/>
    </style:style>
    <style:style style:name="T53" style:family="text">
      <style:text-properties fo:font-size="7pt" style:font-size-asian="7pt"/>
    </style:style>
    <style:style style:name="T54" style:family="text">
      <style:text-properties officeooo:rsid="000a09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<text:tab/><text:span text:style-name="T3">Учреждение образования <text:tab/><text:tab/><text:tab/><text:tab/></text:span></text:p>
      <text:p text:style-name="P2"><text:span text:style-name="T3"/></text:p>
      <text:p text:style-name="P4">«Белорусский государственный университет информатики и радиоэлектроники»</text:p>
      <text:p text:style-name="P5"/>
      <text:p text:style-name="P6"><text:span text:style-name="T5">Факультет компьют</text:span><text:span text:style-name="T3">е</text:span><text:span text:style-name="T5">рных систем и сетей</text:span></text:p>
      <text:p text:style-name="P7"/>
      <text:p text:style-name="P10">УТВЕРЖДАЮ</text:p>
      <text:p text:style-name="P12">Заведующий кафедрой ПОИТ</text:p>
      <text:p text:style-name="P13"/>
      <text:p text:style-name="P10"/>
      <text:p text:style-name="P14"><text:span text:style-name="T20"><text:s text:c="13"/>(подпись)</text:span></text:p>
      <text:p text:style-name="P11"/>
      <text:p text:style-name="P7"/>
      <text:p text:style-name="P8">ЗАДАНИЕ</text:p>
      <text:p text:style-name="P8">по курсовому проектированию</text:p>
      <text:p text:style-name="P8"/>
      <text:p text:style-name="P9"><text:span text:style-name="T5">Студенту </text:span><text:span text:style-name="T7"><text:s text:c="7"/></text:span><text:span text:style-name="T6">Дубровскому Роману </text:span><text:span text:style-name="T8">Андреевичу</text:span><text:span text:style-name="T22">––––––––– <text:s text:c="11"/>––––––––––</text:span></text:p>
      <text:p text:style-name="P17"><text:span text:style-name="T5">1. Тема работы </text:span><text:span text:style-name="T6"><text:s/></text:span><text:span text:style-name="T50">Реализация методов протокола HTTP и создание распределенного файлового хранилища, доступного по протоколу WebDAV</text:span><text:span text:style-name="T25"> <text:s text:c="7"/></text:span><text:span text:style-name="T23"><text:s/></text:span></text:p>
      <text:p text:style-name="P16"><text:span text:style-name="T5">2. </text:span><text:span text:style-name="T3">Срок сдачи студентом законченного проекта</text:span><text:span text:style-name="T22"> <text:s text:c="4"/></text:span><text:span text:style-name="T30">17.05</text:span><text:span text:style-name="T9">.201</text:span><text:span text:style-name="T10">5</text:span><text:span text:style-name="T9">г.</text:span></text:p>
      <text:p text:style-name="P15"><text:span text:style-name="T26">3. Исходные данные к проекту</text:span><text:span text:style-name="T27"> <text:s text:c="4"/></text:span><text:span text:style-name="T28">OS</text:span><text:span text:style-name="T27"> </text:span><text:span text:style-name="T32">X</text:span><text:span text:style-name="T33">; <text:s text:c="5"/>язык программирования </text:span><text:span text:style-name="T31">Ruby</text:span><text:span text:style-name="T33">; </text:span></text:p>
      <text:p text:style-name="P18"><text:span text:style-name="T24"><text:s/></text:span><text:span text:style-name="T34">4.</text:span><text:span text:style-name="T26">Содержание расчетно-пояснительной записки (перечень вопросов, которые подлежат разработке)</text:span></text:p>
      <text:p text:style-name="P19">Содержание.</text:p>
      <text:p text:style-name="P20">Введение <text:s text:c="83"/></text:p>
      <text:p text:style-name="P21"><text:span text:style-name="T35">1. </text:span><text:span text:style-name="T45">АНАЛИЗ ПРИНЦИПОВ ОРГАНИЗАЦИИ И ФУНКЦИОНАЛЬНЫХ ВОЗМОЖЕНОСТЕЙ БАЗ ДАННЫХ <text:s/>И ТРЕБОВАНИЯ К ПРОЕКТИРУЕМОМУ ПС;</text:span><text:span text:style-name="T23"> ––––––––––––––––––––––––––––</text:span></text:p>
      <text:p text:style-name="P21"><text:span text:style-name="T35">2.</text:span><text:span text:style-name="T23"> </text:span><text:span text:style-name="T46">МОДЕЛИРОВАНИЕ ПРЕДМЕТНОЙ ОБЛАСТИ И РАЗРАБТКА ФУНКЦИОНАЛЬНЫХ ТРЕБОВАНИЙ</text:span><text:span text:style-name="T40">; <text:s text:c="12"/></text:span><text:span text:style-name="T23">––––––––––––––––––––––––––––––– ______________</text:span></text:p>
      <text:p text:style-name="P21"><text:span text:style-name="T40">3. </text:span><text:span text:style-name="T46">ПРОЕКТИРОВАНИЕ ПРОГРАММНОГО СРЕДСТВА</text:span><text:span text:style-name="T40">;</text:span><text:span text:style-name="T23">–––––––––––––––––––––––– <text:s/>–</text:span></text:p>
      <text:p text:style-name="P21"><text:span text:style-name="T40">4.</text:span><text:span text:style-name="T46">РЕАЛИЗАЦИЯ ПРОГРАММНОГО СРЕДСТВА</text:span><text:span text:style-name="T40">; <text:s text:c="34"/></text:span><text:span text:style-name="T23">––––––––––––––</text:span><text:span text:style-name="T48"> <text:s text:c="27"/></text:span></text:p>
      <text:p text:style-name="P21"><text:span text:style-name="T48">5</text:span><text:span text:style-name="T29">. </text:span><text:span text:style-name="T47">ТЕСТИРОВАНИЕ, ПРОВЕРКА РАБОТОСПОСОБНОСТИ И АНАЛИЗ ПОЛУЧЕННЫХ РЕЗУЛЬТАТОВ;</text:span><text:span text:style-name="T29"> </text:span><text:span text:style-name="T23">–6–______________________________________________––</text:span></text:p>
      <text:p text:style-name="P21"><text:span text:style-name="T49">6</text:span><text:span text:style-name="T29">. </text:span><text:span text:style-name="T47">РУКОВОДСТВО ПО УСТАНОВКЕ И ИСПОЛЬЗОВАНИЮ;</text:span><text:span text:style-name="T29"> </text:span><text:span text:style-name="T23">–6________________–––</text:span></text:p>
      <text:p text:style-name="P21"><text:span text:style-name="T40"><text:s/>Заключение; <text:s text:c="87"/></text:span><text:span text:style-name="T23">–––––– __</text:span><text:span text:style-name="T29"> Список литературы; <text:s text:c="88"/><text:tab/></text:span><text:span text:style-name="T40"> </text:span></text:p>
      <text:p text:style-name="P21"><text:span text:style-name="T29">Ведомость</text:span><text:span text:style-name="T40">;</text:span><text:span text:style-name="T29"> <text:s text:c="105"/><text:tab/></text:span><text:span text:style-name="T40"> </text:span><text:span text:style-name="T29"><text:s text:c="203"/></text:span></text:p>
      <text:p text:style-name="P21"><text:span text:style-name="T40">Приложения. <text:s text:c="30"/></text:span><text:span text:style-name="T23">––––––––––––––––––––––––––––––––___</text:span></text:p>
      <text:p text:style-name="P28"><text:soft-page-break/></text:p>
      <text:p text:style-name="P28"/>
      <text:p text:style-name="P28"/>
      <text:p text:style-name="P27"><text:span text:style-name="T18">5. Перечень графического материала (</text:span><text:span text:style-name="T26">с</text:span><text:span text:style-name="T52"> </text:span><text:span text:style-name="T26">точным</text:span><text:span text:style-name="T52"> </text:span><text:span text:style-name="T26">обозначением</text:span><text:span text:style-name="T52"> </text:span><text:span text:style-name="T26">обязательных</text:span><text:span text:style-name="T52"> </text:span><text:span text:style-name="T26">чертежей</text:span><text:span text:style-name="T52"> </text:span><text:span text:style-name="T26">и</text:span><text:span text:style-name="T52"> </text:span><text:span text:style-name="T26">графиков</text:span><text:span text:style-name="T18">)</text:span></text:p>
      <text:p text:style-name="P21"><text:span text:style-name="T43">А1. Схема алгоритма </text:span><text:span text:style-name="T23">–––––––– <text:s text:c="32"/>–––––––––––––––––––––––</text:span></text:p>
      <text:p text:style-name="P24"/>
      <text:p text:style-name="P21"><text:span text:style-name="T18">6. Консультант по курсовой работе </text:span><text:span text:style-name="T11"><text:s text:c="13"/></text:span><text:span text:style-name="T12">Болтак С.В</text:span><text:span text:style-name="T11">. <text:s text:c="34"/></text:span></text:p>
      <text:p text:style-name="P28"/>
      <text:p text:style-name="P27"><text:span text:style-name="T18">7. Дата выдачи задания <text:s/></text:span><text:span text:style-name="T19">25</text:span><text:span text:style-name="T11">.0</text:span><text:span text:style-name="T13">2</text:span><text:span text:style-name="T11">.201</text:span><text:span text:style-name="T13">5</text:span><text:span text:style-name="T11"> г.</text:span><text:span text:style-name="T23">––––––––––––––––––––––––</text:span></text:p>
      <text:p text:style-name="P33"/>
      <text:p text:style-name="P32"><text:span text:style-name="T18">8. Календарный график работы над проектом на весь период проектирования (</text:span><text:span text:style-name="T26">с</text:span><text:span text:style-name="T52"> </text:span><text:span text:style-name="T26">обозначением</text:span><text:span text:style-name="T52"> </text:span><text:span text:style-name="T26">сроков</text:span><text:span text:style-name="T52"> </text:span><text:span text:style-name="T26">выполнения</text:span><text:span text:style-name="T52"> </text:span><text:span text:style-name="T26">и</text:span><text:span text:style-name="T52"> </text:span><text:span text:style-name="T26">процентом от общего объёма работы</text:span><text:span text:style-name="T18">): </text:span></text:p>
      <text:p text:style-name="P29">раздел 1,2 к <text:span text:style-name="T54">2</text:span>5.0<text:span text:style-name="T54">3</text:span>.201<text:span text:style-name="T54">5</text:span> <text:s/>– <text:s/>15 % готовности работы;</text:p>
      <text:p text:style-name="P29">разделы 3, 4 к 15.<text:span text:style-name="T54">04</text:span>.201<text:span text:style-name="T54">5</text:span> <text:s/>– <text:s/>30 % готовности работы;</text:p>
      <text:p text:style-name="P29">разделы 5, 6 к <text:span text:style-name="T54">01</text:span>.<text:span text:style-name="T54">05</text:span>.201<text:span text:style-name="T54">5</text:span> <text:s text:c="2"/>– <text:s/>60 % готовности работы;</text:p>
      <text:p text:style-name="P29">раздел 7, 8, 9 к 1<text:span text:style-name="T54">1</text:span>.1<text:span text:style-name="T54">5</text:span>.201<text:span text:style-name="T54">5</text:span> <text:s/>– <text:s/>90 % готовности работы;</text:p>
      <text:p text:style-name="P29">оформление пояснительной записки и графического материала к 1<text:span text:style-name="T54">3</text:span>.<text:span text:style-name="T54">05</text:span>.201<text:span text:style-name="T54">5</text:span> 100 % готовности работы.</text:p>
      <text:p text:style-name="P30"><text:span text:style-name="T40">Защита курсового проекта с 1</text:span><text:span text:style-name="T41">3</text:span><text:span text:style-name="T40"> по </text:span><text:span text:style-name="T41">17</text:span><text:span text:style-name="T40"> мая 201</text:span><text:span text:style-name="T41">5</text:span><text:span text:style-name="T40">года. </text:span></text:p>
      <text:p text:style-name="P35"/>
      <text:p text:style-name="P34"><text:span text:style-name="T18">РУКОВОДИТЕЛЬ</text:span><text:span text:style-name="T23"> <text:s text:c="16"/></text:span><text:span text:style-name="T40"><text:s text:c="12"/></text:span><text:span text:style-name="T38">Болтак С.В.</text:span></text:p>
      <text:p text:style-name="P25"><text:span text:style-name="T51"><text:s text:c="113"/></text:span><text:span text:style-name="T21">(подпись)</text:span></text:p>
      <text:p text:style-name="P26"/>
      <text:p text:style-name="P22"/>
      <text:p text:style-name="P21"><text:span text:style-name="T3">Задание принял к исполнению</text:span><text:span text:style-name="T23"> –––____–– <text:s text:c="7"/></text:span><text:span text:style-name="T11">Дубровский Р.</text:span><text:span text:style-name="T16">А</text:span><text:span text:style-name="T11">. <text:s/></text:span><text:span text:style-name="T14">25</text:span><text:span text:style-name="T11">.0</text:span><text:span text:style-name="T14">2</text:span><text:span text:style-name="T11">.201</text:span><text:span text:style-name="T14">5</text:span><text:span text:style-name="T11"> г. </text:span></text:p>
      <text:p text:style-name="P31">(дата и подпись студента)</text:p>
      <text:p text:style-name="P23"/>
      <text:p text:style-name="P3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</dc:title>
    <meta:initial-creator>Sv2</meta:initial-creator>
    <meta:creation-date>2012-12-15T18:52:00</meta:creation-date>
    <dc:date>2015-05-01T23:50:47.138731000</dc:date>
    <meta:print-date>2012-12-27T08:59:00</meta:print-date>
    <meta:editing-cycles>19</meta:editing-cycles>
    <meta:editing-duration>PT3H49M6S</meta:editing-duration>
    <meta:generator>LibreOffice/4.4.2.2$MacOSX_X86_64 LibreOffice_project/c4c7d32d0d49397cad38d62472b0bc8acff48dd6</meta:generator>
    <meta:document-statistic meta:table-count="0" meta:image-count="0" meta:object-count="0" meta:page-count="2" meta:paragraph-count="39" meta:word-count="244" meta:character-count="3138" meta:non-whitespace-character-count="1934"/>
  </office:meta>
</office:document-meta>
</file>